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=004480</text:p>
      <text:p text:style-name="P2">Make her pay.</text:p>
      <text:p text:style-name="P2">_</text:p>
      <text:p text:style-name="P2">2. =004485</text:p>
      <text:p text:style-name="P2">Skip to the end.</text:p>
      <text:p text:style-name="P2">_</text:p>
      <text:p text:style-name="P2">3. =004489</text:p>
      <text:p text:style-name="P2">That's what I like to hear.</text:p>
      <text:p text:style-name="P2">As you were, then.</text:p>
      <text:p text:style-name="P2">_</text:p>
      <text:p text:style-name="P1">Act 5 Act 2</text:p>
      <text:p text:style-name="P2">_</text:p>
      <text:p text:style-name="P2">4. =005024</text:p>
      <text:p text:style-name="P2"><text:soft-page-break/>Take her out.</text:p>
      <text:p text:style-name="P2">You're making a mess, junior.</text:p>
      <text:p text:style-name="P2">_</text:p>
      <text:p text:style-name="P2">5. =005025</text:p>
      <text:p text:style-name="P2">Finish her.</text:p>
      <text:p text:style-name="P2">Whatcha waiting for..</text:p>
      <text:p text:style-name="P2">_</text:p>
      <text:p text:style-name="P2">6. =005026</text:p>
      <text:p text:style-name="P2">What are you.</text:p>
      <text:p text:style-name="P2">Some kind of wimp?</text:p>
      <text:p text:style-name="P2">_</text:p>
      <text:p text:style-name="P2">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7" meta:word-count="78" meta:character-count="302"/>
    <meta:generator>OpenOffice/4.1.2$Win32 OpenOffice.org_project/412m3$Build-9782</meta:generator>
  </office:meta>
</office:document-meta>
</file>